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fill-gradient-name="Gradient_20_1" draw:fill-hatch-name="Black_20_0_20_Degrees" draw:fill-image-name="Empty" draw:textarea-horizontal-align="justify" draw:textarea-vertical-align="middle" draw:auto-grow-height="false" draw:shadow="visible" draw:shadow-offset-x="0.1cm" draw:shadow-offset-y="0.1cm" draw:shadow-color="#c0c0c0"/>
    </style:style>
    <style:style style:name="gr2" style:family="graphic" style:parent-style-name="standard">
      <style:graphic-properties draw:stroke="none" svg:stroke-color="#000000" draw:fill="none" draw:fill-color="#ffffff" fo:min-height="2.5cm" fo:padding-left="0cm" fo:padding-right="0cm"/>
    </style:style>
    <style:style style:name="gr3" style:family="graphic" style:parent-style-name="standard">
      <style:graphic-properties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rebuchet MS'" style:font-family-generic="swiss" style:font-pitch="variable"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family="'Trebuchet MS'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P4" style:family="paragraph">
      <style:text-properties fo:font-family="'Trebuchet MS'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T1" style:family="text">
      <style:text-properties fo:font-family="'Trebuchet MS'" style:font-family-generic="swiss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'Trebuchet MS'" style:font-family-generic="swiss" style:font-pitch="variable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3cm" svg:height="1cm" svg:x="0.5cm" svg:y="0.1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-1.666cm" svg:y="5cm"/>
          <draw:glue-point draw:id="11" svg:x="1.666cm" svg:y="5cm"/>
          <draw:glue-point draw:id="12" svg:x="1.666cm" svg:y="-5cm"/>
          <text:p text:style-name="P1"><text:span text:style-name="T1">OpenNI_camer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3cm" svg:height="1cm" svg:x="4.5cm" svg:y="0.1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-1.666cm" svg:y="5cm"/>
          <draw:glue-point draw:id="11" svg:x="1.666cm" svg:y="5cm"/>
          <draw:glue-point draw:id="12" svg:x="1.666cm" svg:y="-5cm"/>
          <text:p text:style-name="P1"><text:span text:style-name="T1">cloud_thrott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3cm" svg:height="1cm" svg:x="8.5cm" svg:y="0.1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-1.666cm" svg:y="5cm"/>
          <draw:glue-point draw:id="11" svg:x="1.666cm" svg:y="5cm"/>
          <draw:glue-point draw:id="12" svg:x="1.666cm" svg:y="-5cm"/>
          <text:p text:style-name="P1"><text:span text:style-name="T1">outlier_remov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3cm" svg:height="1cm" svg:x="12.5cm" svg:y="0.1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-1.666cm" svg:y="5cm"/>
          <draw:glue-point draw:id="11" svg:x="1.666cm" svg:y="5cm"/>
          <draw:glue-point draw:id="12" svg:x="1.666cm" svg:y="-5cm"/>
          <text:p text:style-name="P1"><text:span text:style-name="T1">negative_detecto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cm" svg:height="2.75cm" svg:x="0.5cm" svg:y="1.1cm">
          <draw:text-box>
            <text:p text:style-name="P3"><text:span text:style-name="T2">Pobieranie chmury punktów z sensora Kinect</text:span></text:p>
          </draw:text-box>
        </draw:frame>
        <draw:frame draw:style-name="gr2" draw:text-style-name="P4" draw:layer="layout" svg:width="3cm" svg:height="2.75cm" svg:x="4.5cm" svg:y="1.1cm">
          <draw:text-box>
            <text:p text:style-name="P3"><text:span text:style-name="T2">Zmniejszenie częstotliwości pomiarów</text:span></text:p>
          </draw:text-box>
        </draw:frame>
        <draw:frame draw:style-name="gr2" draw:text-style-name="P4" draw:layer="layout" svg:width="3cm" svg:height="2.75cm" svg:x="8.5cm" svg:y="1.1cm">
          <draw:text-box>
            <text:p text:style-name="P3"><text:span text:style-name="T2">Usuwanie punktów odstających od innych pomiarów</text:span></text:p>
          </draw:text-box>
        </draw:frame>
        <draw:frame draw:style-name="gr2" draw:text-style-name="P4" draw:layer="layout" svg:width="3cm" svg:height="2.75cm" svg:x="12.5cm" svg:y="1.1cm">
          <draw:text-box>
            <text:p text:style-name="P3"><text:span text:style-name="T2">Wykrywanie</text:span></text:p>
            <text:p text:style-name="P3"><text:span text:style-name="T2">i oznaczanie spadków terenu</text:span></text:p>
          </draw:text-box>
        </draw:frame>
        <draw:connector draw:style-name="gr3" draw:text-style-name="P1" draw:layer="layout" draw:type="line" svg:x1="3.5cm" svg:y1="0.6cm" svg:x2="4.5cm" svg:y2="0.6cm" draw:start-shape="id1" draw:start-glue-point="8" draw:end-shape="id2" draw:end-glue-point="4" svg:d="m3500 600h1000">
          <text:p/>
        </draw:connector>
        <draw:connector draw:style-name="gr3" draw:text-style-name="P1" draw:layer="layout" draw:type="line" svg:x1="7.5cm" svg:y1="0.6cm" svg:x2="8.5cm" svg:y2="0.6cm" draw:start-shape="id2" draw:start-glue-point="8" draw:end-shape="id3" draw:end-glue-point="4" svg:d="m7500 600h1000">
          <text:p/>
        </draw:connector>
        <draw:connector draw:style-name="gr3" draw:text-style-name="P1" draw:layer="layout" draw:type="line" svg:x1="11.5cm" svg:y1="0.6cm" svg:x2="12.5cm" svg:y2="0.6cm" draw:start-shape="id3" draw:start-glue-point="8" draw:end-shape="id4" draw:end-glue-point="4" svg:d="m11500 600h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nczyk</meta:initial-creator>
    <meta:creation-date>2011-08-25T15:50:10</meta:creation-date>
    <dc:date>2011-08-25T15:57:32</dc:date>
    <dc:creator>Maciej Stefanczyk</dc:creator>
    <meta:editing-duration>PT00H07M22S</meta:editing-duration>
    <meta:editing-cycles>1</meta:editing-cycles>
    <meta:document-statistic meta:object-count="11"/>
    <meta:generator>OpenOffice.org/3.2$Unix OpenOffice.org_project/320m12$Build-9483</meta:generator>
  </office:meta>
</office:document-meta>
</file>